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06_11-02-31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4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5" table:formula="of:=IF([.E2]=&quot;&quot;;[.C2];CONCATENATE([.C2];&quot; / &quot;;[.E2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06_11-05-45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3]=&quot;&quot;;[.C3];CONCATENATE([.C3];&quot; / &quot;;[.E3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06_11-10-31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3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4]=&quot;&quot;;[.C4];CONCATENATE([.C4];&quot; / &quot;;[.E4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6_11-10-35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5]=&quot;&quot;;[.C5];CONCATENATE([.C5];&quot; / &quot;;[.E5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6_11-11-41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6]=&quot;&quot;;[.C6];CONCATENATE([.C6];&quot; / &quot;;[.E6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6_11-12-40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7]=&quot;&quot;;[.C7];CONCATENATE([.C7];&quot; / &quot;;[.E7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6_11-12-56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8]=&quot;&quot;;[.C8];CONCATENATE([.C8];&quot; / &quot;;[.E8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06_11-15-34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9]=&quot;&quot;;[.C9];CONCATENATE([.C9];&quot; / &quot;;[.E9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06_11-15-49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0]=&quot;&quot;;[.C10];CONCATENATE([.C10];&quot; / &quot;;[.E10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6_11-16-29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11]=&quot;&quot;;[.C11];CONCATENATE([.C11];&quot; / &quot;;[.E11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06_11-16-55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5" table:formula="of:=IF([.E12]=&quot;&quot;;[.C12];CONCATENATE([.C12];&quot; / &quot;;[.E12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06_11-17-27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13]=&quot;&quot;;[.C13];CONCATENATE([.C13];&quot; / &quot;;[.E13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06_11-18-59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4]=&quot;&quot;;[.C14];CONCATENATE([.C14];&quot; / &quot;;[.E14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06_11-19-15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5]=&quot;&quot;;[.C15];CONCATENATE([.C15];&quot; / &quot;;[.E15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06_11-20-58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6]=&quot;&quot;;[.C16];CONCATENATE([.C16];&quot; / &quot;;[.E16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06_11-24-15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9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17]=&quot;&quot;;[.C17];CONCATENATE([.C17];&quot; / &quot;;[.E17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06_12-44-22_000.jpg</text:p>
          </table:table-cell>
          <table:table-cell table:style-name="ce22" office:value-type="string">
            <text:p>:PHOTO 記録 / 製作物＋経過記録 / @自室 / ユジョンさんへの贈り物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8]=&quot;&quot;;[.C18];CONCATENATE([.C18];&quot; / &quot;;[.E18]))" office:value-type="string" office:string-value=":PHOTO 記録 / 製作物＋経過記録 / @自室 / ユジョンさんへの贈り物">
            <text:p>:PHOTO 記録 / 製作物＋経過記録 / @自室 / ユジョンさんへの贈り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0-06_14-54-09_000.jpg</text:p>
          </table:table-cell>
          <table:table-cell table:style-name="ce8" office:value-type="string">
            <text:p>:i FX / detect-pattern / combined-list;４本連上げのリスト；付加しよう：過去４本の中での、maxとmin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19]=&quot;&quot;;[.C19];CONCATENATE([.C19];&quot; / &quot;;[.E19]))" office:value-type="string" office:string-value=":i FX / detect-pattern / combined-list;４本連上げのリスト；付加しよう：過去４本の中での、maxとmin">
            <text:p>:i FX / detect-pattern / combined-list;４本連上げのリスト；付加しよう：過去４本の中での、maxとmin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0-06_20-43-52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20]=&quot;&quot;;[.C20];CONCATENATE([.C20];&quot; / &quot;;[.E20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0-06_23-10-16_000.jpg</text:p>
          </table:table-cell>
          <table:table-cell table:style-name="ce8" office:value-type="string">
            <text:p>:PHOTO 記録 / 経過記録；作ったもの / food=焼酎漬け / material=みょうが,time=1004-2112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21]=&quot;&quot;;[.C21];CONCATENATE([.C21];&quot; / &quot;;[.E21]))" office:value-type="string" office:string-value=":PHOTO 記録 / 経過記録；作ったもの / food=焼酎漬け / material=みょうが,time=1004-2112">
            <text:p>:PHOTO 記録 / 経過記録；作ったもの / food=焼酎漬け / material=みょうが,time=1004-211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0-06_23-51-57_000.jpg</text:p>
          </table:table-cell>
          <table:table-cell table:style-name="ce22" office:value-type="string">
            <text:p>:m :? 1*1 / 包装のやり方：リボンテープで箱を縛る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22]=&quot;&quot;;[.C22];CONCATENATE([.C22];&quot; / &quot;;[.E22]))" office:value-type="string" office:string-value=":m :? 1*1 / 包装のやり方：リボンテープで箱を縛る">
            <text:p>:m :? 1*1 / 包装のやり方：リボンテープで箱を縛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0-07_00-00-08_000.jpg</text:p>
          </table:table-cell>
          <table:table-cell table:style-name="ce8" office:value-type="string">
            <text:p>:m 記録 / お酒</text:p>
          </table:table-cell>
          <table:table-cell table:style-name="ce16"/>
          <table:table-cell table:style-name="ce4"/>
          <table:table-cell table:style-name="ce4" office:value-type="string">
            <text:p>N-35-35-28.477478 E-139-34-49.105224</text:p>
          </table:table-cell>
          <table:table-cell table:style-name="ce35" table:formula="of:=IF([.E23]=&quot;&quot;;[.C23];CONCATENATE([.C23];&quot; / &quot;;[.E23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0-07_00-17-01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504943 E-139-34-49.379882</text:p>
          </table:table-cell>
          <table:table-cell table:style-name="ce35" table:formula="of:=IF([.E24]=&quot;&quot;;[.C24];CONCATENATE([.C24];&quot; / &quot;;[.E24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0-07_00-35-21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532409 E-139-34-48.940429</text:p>
          </table:table-cell>
          <table:table-cell table:style-name="ce35" table:formula="of:=IF([.E25]=&quot;&quot;;[.C25];CONCATENATE([.C25];&quot; / &quot;;[.E25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0-07_01-17-49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0-07_07-24-05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83471 E-139-34-49.599609</text:p>
          </table:table-cell>
          <table:table-cell table:style-name="ce35" table:formula="of:=IF([.E27]=&quot;&quot;;[.C27];CONCATENATE([.C27];&quot; / &quot;;[.E27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0-07_09-19-38_000.jpg</text:p>
          </table:table-cell>
          <table:table-cell table:style-name="ce8" office:value-type="string">
            <text:p>:PHOTO 記録 / 経過記録；作ったもの / material=ツユクサ：全草（根部なし）,for=干す,time=1005-1529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28]=&quot;&quot;;[.C28];CONCATENATE([.C28];&quot; / &quot;;[.E28]))" office:value-type="string" office:string-value=":PHOTO 記録 / 経過記録；作ったもの / material=ツユクサ：全草（根部なし）,for=干す,time=1005-1529">
            <text:p>:PHOTO 記録 / 経過記録；作ったもの / material=ツユクサ：全草（根部なし）,for=干す,time=1005-1529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0-07_10-47-05_000.jpg</text:p>
          </table:table-cell>
          <table:table-cell table:style-name="ce8" office:value-type="string">
            <text:p>:m 食べた物　間食 / 味噌スープ</text:p>
          </table:table-cell>
          <table:table-cell table:style-name="ce8"/>
          <table:table-cell table:style-name="ce4"/>
          <table:table-cell table:style-name="ce4" office:value-type="string">
            <text:p>N-35-35-28.450012 E-139-34-49.379882</text:p>
          </table:table-cell>
          <table:table-cell table:style-name="ce35" table:formula="of:=IF([.E29]=&quot;&quot;;[.C29];CONCATENATE([.C29];&quot; / &quot;;[.E29]))" office:value-type="string" office:string-value=":m 食べた物　間食 / 味噌スープ">
            <text:p>:m 食べた物　間食 / 味噌スープ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06_15-16-03_000.mid</text:p>
          </table:table-cell>
          <table:table-cell table:style-name="ce8" office:value-type="string">
            <text:p>:in-mid / app=perfect-piano / 演奏、play / id-2020-1006-1 / category=melody,inst=~,for=~</text:p>
          </table:table-cell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string" office:string-value=":in-mid / app=perfect-piano / 演奏、play / id-2020-1006-1 / category=melody,inst=~,for=~">
            <text:p>:in-mid / app=perfect-piano / 演奏、play / id-2020-1006-1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7_07-25-46_000.mid</text:p>
          </table:table-cell>
          <table:table-cell table:style-name="ce8" office:value-type="string">
            <text:p>:in-mid / app=perfect-piano / 演奏、play / id-2020-1007-1 / category=melody,inst=~,for=~</text:p>
          </table:table-cell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string" office:string-value=":in-mid / app=perfect-piano / 演奏、play / id-2020-1007-1 / category=melody,inst=~,for=~">
            <text:p>:in-mid / app=perfect-piano / 演奏、play / id-2020-1007-1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7_08-16-20_000.mp4</text:p>
          </table:table-cell>
          <table:table-cell table:style-name="ce8" office:value-type="string">
            <text:p>:VIDEO / @自宅 / メモ / kb,keyboard / 演奏、play / k-2020-1007-1 / genr=f-N:composition-relay-1,key=Am,chor=Am;F,RH=melody:refrain:arpeggio,LH=base:notes</text:p>
          </table:table-cell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string" office:string-value=":VIDEO / @自宅 / メモ / kb,keyboard / 演奏、play / k-2020-1007-1 / genr=f-N:composition-relay-1,key=Am,chor=Am;F,RH=melody:refrain:arpeggio,LH=base:notes">
            <text:p>:VIDEO / @自宅 / メモ / kb,keyboard / 演奏、play / k-2020-1007-1 / genr=f-N:composition-relay-1,key=Am,chor=Am;F,RH=melody:refrain:arpeggio,LH=base:notes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7_08-20-59_000.mp4</text:p>
          </table:table-cell>
          <table:table-cell table:style-name="ce8" office:value-type="string">
            <text:p>:VIDEO / @自宅 / メモ / kb,keyboard / 演奏、play / k-2020-1007-2 / genr=f-rev:composition-relay-1,key=Am,chor=Am;F;C;E,RH=melody:refrain:arpeggio,LH=base:notes</text:p>
          </table:table-cell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string" office:string-value=":VIDEO / @自宅 / メモ / kb,keyboard / 演奏、play / k-2020-1007-2 / genr=f-rev:composition-relay-1,key=Am,chor=Am;F;C;E,RH=melody:refrain:arpeggio,LH=base:notes">
            <text:p>:VIDEO / @自宅 / メモ / kb,keyboard / 演奏、play / k-2020-1007-2 / genr=f-rev:composition-relay-1,key=Am,chor=Am;F;C;E,RH=melody:refrain:arpeggio,LH=base:notes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7_10-01-40_000.mid</text:p>
          </table:table-cell>
          <table:table-cell table:style-name="ce8" office:value-type="string">
            <text:p>:in-mid / app=perfect-piano / 演奏、play / id-2020-1007-2 / category=melody,inst=~,for=~</text:p>
          </table:table-cell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string" office:string-value=":in-mid / app=perfect-piano / 演奏、play / id-2020-1007-2 / category=melody,inst=~,for=~">
            <text:p>:in-mid / app=perfect-piano / 演奏、play / id-2020-1007-2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0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7">2020/10/07</text:date>, <text:time>11:42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07T11:42:00.85</dc:date>
    <dc:creator>iwabuchi ken</dc:creator>
    <meta:editing-duration>P26DT11H51M17S</meta:editing-duration>
    <meta:editing-cycles>9965</meta:editing-cycles>
    <meta:document-statistic meta:table-count="1" meta:cell-count="507" meta:object-count="0"/>
  </office:meta>
</office:document-meta>
</file>